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2974" officeooo:paragraph-rsid="00152974"/>
    </style:style>
    <style:style style:name="P2" style:family="paragraph" style:parent-style-name="Standard">
      <style:text-properties fo:font-size="15pt" officeooo:rsid="00152974" officeooo:paragraph-rsid="00152974" style:font-size-asian="15pt" style:font-size-complex="15pt"/>
    </style:style>
    <style:style style:name="P3" style:family="paragraph" style:parent-style-name="Standard">
      <style:text-properties fo:font-size="15pt" officeooo:rsid="0016dd7c" officeooo:paragraph-rsid="0016dd7c" style:font-size-asian="15pt" style:font-size-complex="15pt"/>
    </style:style>
    <style:style style:name="P4" style:family="paragraph" style:parent-style-name="Standard">
      <style:text-properties fo:font-size="15pt" fo:font-weight="bold" officeooo:rsid="00152974" officeooo:paragraph-rsid="00152974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6dd7c" officeooo:paragraph-rsid="0016dd7c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d7c" style:font-weight-asian="bold" style:font-weight-complex="bold"/>
    </style:style>
    <style:style style:name="T3" style:family="text">
      <style:text-properties officeooo:rsid="0016dd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dd7c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us avons avancé jusqu’à l’étape 4 du quest.</text:p>
      <text:p text:style-name="P2">Pour cette étape nous avons créé d’abord un branche client, pour réalisé le client et le server séparé. </text:p>
      <text:p text:style-name="P2"/>
      <text:p text:style-name="P2">Une fois cette étape réussie nous avons créé une <text:span text:style-name="T6">branche input</text:span> pour réalisé le client fusionné avec le sdl. </text:p>
      <text:p text:style-name="P2"/>
      <text:p text:style-name="P2">Voici les différents fichiers pour cette étape :</text:p>
      <text:p text:style-name="P2"/>
      <text:p text:style-name="P2">1) Client et sdl</text:p>
      <text:p text:style-name="P2"/>
      <text:p text:style-name="P2"><text:span text:style-name="T1">game_connexion .c :</text:span> </text:p>
      <text:p text:style-name="P2">Dans la fonction <text:span text:style-name="T1">game_init</text:span><text:span text:style-name="T2">2</text:span> : l’initalisation de la sdl et de la ttf , les créations des surface texture et rectangle nécessaire à l’ouverture de la fenêtre sdl.</text:p>
      <text:p text:style-name="P2">Egalement les fonctions pour dessiner les différentes texture nécessaire (<text:span text:style-name="T1">draw</text:span>).</text:p>
      <text:p text:style-name="P2"><text:span text:style-name="T3">l</text:span>a fonction <text:span text:style-name="T1">destroy</text:span> pour free l’espace.</text:p>
      <text:p text:style-name="P2">Ainsi que la fonction send pour envoyer au <text:span text:style-name="T1">server</text:span></text:p>
      <text:p text:style-name="P2"/>
      <text:p text:style-name="P2"><text:span text:style-name="T1">str_len</text:span> appelées pour des opérations sur les strings.</text:p>
      <text:p text:style-name="P2"/>
      <text:p text:style-name="P2"><text:span text:style-name="T2">m</text:span><text:span text:style-name="T1">ain.c </text:span>:</text:p>
      <text:p text:style-name="P2">création de la socket client et boucle de la fenêtre sdl.</text:p>
      <text:p text:style-name="P2"/>
      <text:p text:style-name="P2"/>
      <text:p text:style-name="P3">2) pour le server</text:p>
      <text:p text:style-name="P4">Server.c <text:span text:style-name="T5">(le read client se trouve à l’intérieur) ;</text:span></text:p>
      <text:p text:style-name="P5">str_len <text:span text:style-name="T4">;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2:01:56.216197246</meta:creation-date>
    <dc:date>2019-07-19T02:16:41.875434806</dc:date>
    <meta:editing-duration>PT4M15S</meta:editing-duration>
    <meta:editing-cycles>1</meta:editing-cycles>
    <meta:document-statistic meta:table-count="0" meta:image-count="0" meta:object-count="0" meta:page-count="1" meta:paragraph-count="16" meta:word-count="149" meta:character-count="865" meta:non-whitespace-character-count="729"/>
    <meta:generator>LibreOffice/6.0.7.3$Linux_X86_64 LibreOffice_project/00m0$Build-3</meta:generator>
  </office:meta>
</office:document-meta>
</file>